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rdCodedProfileValueSourceSpringRunnerTests.setProfi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rdCodedProfileValueSource.get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